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2.9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P2" style:family="paragraph" style:parent-style-name="Standard">
      <style:text-properties officeooo:rsid="00110026" officeooo:paragraph-rsid="00110026"/>
    </style:style>
    <style:style style:name="P3" style:family="paragraph" style:parent-style-name="Standard">
      <style:text-properties officeooo:rsid="001165c9" officeooo:paragraph-rsid="001165c9"/>
    </style:style>
    <style:style style:name="P4" style:family="paragraph" style:parent-style-name="Standard">
      <style:text-properties fo:font-weight="normal" officeooo:rsid="001165c9" officeooo:paragraph-rsid="001165c9" style:font-weight-asian="normal" style:font-weight-complex="normal"/>
    </style:style>
    <style:style style:name="P5" style:family="paragraph" style:parent-style-name="Standard">
      <style:text-properties style:font-name="Consolas" fo:font-size="10pt" officeooo:rsid="00110026" officeooo:paragraph-rsid="00110026" style:font-size-asian="10pt" style:font-size-complex="10pt"/>
    </style:style>
    <style:style style:name="P6" style:family="paragraph" style:parent-style-name="Standard">
      <style:text-properties style:font-name="Consolas" fo:font-size="10pt" officeooo:rsid="0013febe" officeooo:paragraph-rsid="0015a983" style:font-size-asian="10pt" style:font-size-complex="10pt"/>
    </style:style>
    <style:style style:name="P7" style:family="paragraph" style:parent-style-name="Standard">
      <style:text-properties officeooo:rsid="002a3fcc" officeooo:paragraph-rsid="002a3fcc"/>
    </style:style>
    <style:style style:name="P8" style:family="paragraph" style:parent-style-name="Standard">
      <style:text-properties fo:color="#0000ff" style:font-name="Consolas" fo:font-size="10pt" officeooo:rsid="00110026" officeooo:paragraph-rsid="00110026" style:font-size-asian="10pt" style:font-size-complex="10pt"/>
    </style:style>
    <style:style style:name="P9" style:family="paragraph" style:parent-style-name="Standard">
      <style:text-properties fo:color="#0000ff" style:font-name="Consolas" fo:font-size="10pt" officeooo:rsid="002b911c" officeooo:paragraph-rsid="002b911c" style:font-size-asian="10pt" style:font-size-complex="10pt"/>
    </style:style>
    <style:style style:name="P10" style:family="paragraph" style:parent-style-name="Standard">
      <style:text-properties fo:color="#0000ff" style:font-name="Consolas" fo:font-size="10pt" officeooo:rsid="0013febe" officeooo:paragraph-rsid="0015a983" style:font-size-asian="10pt" style:font-size-complex="10pt"/>
    </style:style>
    <style:style style:name="P11" style:family="paragraph" style:parent-style-name="Standard">
      <style:text-properties fo:color="#0000ff" officeooo:rsid="001165c9" officeooo:paragraph-rsid="001165c9"/>
    </style:style>
    <style:style style:name="P12" style:family="paragraph" style:parent-style-name="Table_20_Contents">
      <style:text-properties style:font-name="Consolas" fo:font-size="10pt" officeooo:rsid="00110026" officeooo:paragraph-rsid="00110026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0pt" fo:font-weight="bold" officeooo:rsid="00110026" officeooo:paragraph-rsid="00110026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style:font-name="Consolas" fo:font-size="10pt" officeooo:rsid="00110026" officeooo:paragraph-rsid="00110026" style:font-size-asian="10pt" style:font-size-complex="10pt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paragraph-rsid="00286bbb"/>
    </style:style>
    <style:style style:name="P16" style:family="paragraph" style:parent-style-name="Preformatted_20_Text">
      <style:paragraph-properties fo:margin-top="0in" fo:margin-bottom="0.1965in" style:contextual-spacing="false"/>
      <style:text-properties fo:color="#0000ff" officeooo:rsid="0028c570" officeooo:paragraph-rsid="00286bbb"/>
    </style:style>
    <style:style style:name="P17" style:family="paragraph" style:parent-style-name="Standard" style:list-style-name="L1">
      <style:text-properties officeooo:rsid="00110026" officeooo:paragraph-rsid="00110026"/>
    </style:style>
    <style:style style:name="P18" style:family="paragraph" style:parent-style-name="Standard">
      <style:text-properties officeooo:rsid="00110026" officeooo:paragraph-rsid="00110026"/>
    </style:style>
    <style:style style:name="P19" style:family="paragraph" style:parent-style-name="Standard" style:list-style-name="L1">
      <style:text-properties officeooo:rsid="001165c9" officeooo:paragraph-rsid="001165c9"/>
    </style:style>
    <style:style style:name="P20" style:family="paragraph" style:parent-style-name="Standard" style:list-style-name="L1">
      <style:text-properties officeooo:rsid="001165c9" officeooo:paragraph-rsid="0015a983"/>
    </style:style>
    <style:style style:name="P21" style:family="paragraph" style:parent-style-name="Standard" style:list-style-name="L1">
      <style:text-properties fo:font-weight="normal" officeooo:rsid="001165c9" officeooo:paragraph-rsid="0015a983" style:font-weight-asian="normal" style:font-weight-complex="normal"/>
    </style:style>
    <style:style style:name="P22" style:family="paragraph" style:parent-style-name="Standard" style:list-style-name="L1">
      <style:paragraph-properties fo:text-align="center" style:justify-single-word="false"/>
      <style:text-properties officeooo:rsid="00120dbb" officeooo:paragraph-rsid="0015a983"/>
    </style:style>
    <style:style style:name="P23" style:family="paragraph" style:parent-style-name="Standard" style:list-style-name="L1">
      <style:text-properties officeooo:rsid="00120dbb" officeooo:paragraph-rsid="0015a983"/>
    </style:style>
    <style:style style:name="P24" style:family="paragraph" style:parent-style-name="Standard" style:list-style-name="L1">
      <style:text-properties style:font-name="Consolas" fo:font-size="10pt" officeooo:rsid="001165c9" officeooo:paragraph-rsid="0015a983" style:font-size-asian="10pt" style:font-size-complex="10pt"/>
    </style:style>
    <style:style style:name="P25" style:family="paragraph" style:parent-style-name="Standard" style:list-style-name="L1">
      <style:text-properties style:font-name="Consolas" fo:font-size="10pt" officeooo:rsid="0013febe" officeooo:paragraph-rsid="0015a983" style:font-size-asian="10pt" style:font-size-complex="10pt"/>
    </style:style>
    <style:style style:name="P26" style:family="paragraph" style:parent-style-name="Standard" style:list-style-name="L1">
      <style:text-properties fo:color="#0000ff" style:font-name="Consolas" fo:font-size="10pt" officeooo:rsid="0013febe" officeooo:paragraph-rsid="0015a983" style:font-size-asian="10pt" style:font-size-complex="10pt"/>
    </style:style>
    <style:style style:name="P27" style:family="paragraph" style:parent-style-name="Preformatted_20_Text">
      <style:text-properties fo:color="#0000ff" style:font-name="Consolas" fo:font-size="10pt" style:font-size-asian="10pt" style:font-size-complex="10pt"/>
    </style:style>
    <style:style style:name="P28" style:family="paragraph" style:parent-style-name="Preformatted_20_Text">
      <style:paragraph-properties fo:margin-top="0in" fo:margin-bottom="0.1965in" style:contextual-spacing="false"/>
      <style:text-properties fo:color="#0000ff"/>
    </style:style>
    <style:style style:name="T1" style:family="text">
      <style:text-properties officeooo:rsid="0017a8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febe"/>
    </style:style>
    <style:style style:name="T5" style:family="text">
      <style:text-properties style:text-position="sub 58%" officeooo:rsid="0025b58f"/>
    </style:style>
    <style:style style:name="T6" style:family="text">
      <style:text-properties fo:color="#0000ff"/>
    </style:style>
    <style:style style:name="T7" style:family="text">
      <style:text-properties fo:color="#0000ff" officeooo:rsid="002a3fcc"/>
    </style:style>
    <style:style style:name="T8" style:family="text">
      <style:text-properties fo:color="#0000ff" fo:font-style="italic" officeooo:rsid="002a3fcc" style:font-style-asian="italic" style:font-style-complex="italic"/>
    </style:style>
    <style:style style:name="T9" style:family="text">
      <style:text-properties fo:color="#0000ff" officeooo:rsid="00370cb7"/>
    </style:style>
    <style:style style:name="T10" style:family="text">
      <style:text-properties fo:color="#0000ff" officeooo:rsid="0039183b"/>
    </style:style>
    <style:style style:name="T11" style:family="text">
      <style:text-properties fo:color="#0000ff" officeooo:rsid="00380602"/>
    </style:style>
    <style:style style:name="T12" style:family="text">
      <style:text-properties fo:color="#0000ff" officeooo:rsid="003141b1"/>
    </style:style>
    <style:style style:name="T13" style:family="text">
      <style:text-properties fo:color="#0000ff" officeooo:rsid="003fc6e1"/>
    </style:style>
    <style:style style:name="T14" style:family="text">
      <style:text-properties fo:color="#0000ff" officeooo:rsid="003fd2b3"/>
    </style:style>
    <style:style style:name="T15" style:family="text">
      <style:text-properties fo:font-style="italic" officeooo:rsid="003141b1" style:font-style-asian="italic" style:font-style-complex="italic"/>
    </style:style>
    <style:style style:name="T16" style:family="text">
      <style:text-properties officeooo:rsid="002b911c"/>
    </style:style>
    <style:style style:name="T17" style:family="text">
      <style:text-properties officeooo:rsid="002c8d1c"/>
    </style:style>
    <style:style style:name="T18" style:family="text">
      <style:text-properties officeooo:rsid="003141b1"/>
    </style:style>
    <style:style style:name="T19" style:family="text">
      <style:text-properties fo:font-style="normal" officeooo:rsid="003141b1" style:font-style-asian="normal" style:font-style-complex="normal"/>
    </style:style>
    <style:style style:name="T20" style:family="text">
      <style:text-properties fo:font-style="normal" officeooo:rsid="0032fda3" style:font-style-asian="normal" style:font-style-complex="normal"/>
    </style:style>
    <style:style style:name="T21" style:family="text">
      <style:text-properties fo:font-style="normal" officeooo:rsid="00336b9b" style:font-style-asian="normal" style:font-style-complex="normal"/>
    </style:style>
    <style:style style:name="T22" style:family="text">
      <style:text-properties fo:font-style="normal" officeooo:rsid="0034f9c5" style:font-style-asian="normal" style:font-style-complex="normal"/>
    </style:style>
    <style:style style:name="T23" style:family="text">
      <style:text-properties officeooo:rsid="00370cb7"/>
    </style:style>
    <style:style style:name="T24" style:family="text">
      <style:text-properties officeooo:rsid="00380602"/>
    </style:style>
    <style:style style:name="T25" style:family="text">
      <style:text-properties officeooo:rsid="003fc6e1"/>
    </style:style>
    <style:style style:name="T26" style:family="text">
      <style:text-properties officeooo:rsid="003fd2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43451761805101717" text:style-name="L1">
        <text:list-item>
          <text:p text:style-name="P17">Using the below code and output, explain how default parameters work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PROGRAM</text:p>
          </table:table-cell>
          <table:table-cell table:style-name="Table1.B1" office:value-type="string">
            <text:p text:style-name="P13">OUTPUT</text:p>
          </table:table-cell>
        </table:table-row>
        <table:table-row>
          <table:table-cell table:style-name="Table1.A2" office:value-type="string">
            <text:p text:style-name="P12">#include &lt;iostream&gt; </text:p>
            <text:p text:style-name="P12">#include &lt;string&gt; </text:p>
            <text:p text:style-name="P12">using namespace std; </text:p>
            <text:p text:style-name="P12">void printStuff(string str = "NO MESSAGE GIVEN") </text:p>
            <text:p text:style-name="P12">{ </text:p>
            <text:p text:style-name="P12"><text:s text:c="2"/>cout &lt;&lt; str &lt;&lt; endl; </text:p>
            <text:p text:style-name="P12">} </text:p>
            <text:p text:style-name="P12"><text:s text:c="4"/></text:p>
            <text:p text:style-name="P12">int main() </text:p>
            <text:p text:style-name="P12">{ </text:p>
            <text:p text:style-name="P12"><text:s text:c="2"/>printStuff("Hello!"); </text:p>
            <text:p text:style-name="P12"><text:s text:c="2"/>printStuff(); </text:p>
            <text:p text:style-name="P12"><text:s text:c="2"/>printStuff("Supercalifragilisticexpialidocious"); </text:p>
            <text:p text:style-name="P12"><text:s text:c="2"/>printStuff("NO MESSAGE GIVEN"); </text:p>
            <text:p text:style-name="P12"><text:s text:c="2"/>printStuff(); </text:p>
            <text:p text:style-name="P12"><text:s text:c="2"/>printStuff("AND HIS NAME IS JOHN CENA\a"); </text:p>
            <text:p text:style-name="P12"><text:s text:c="2"/></text:p>
            <text:p text:style-name="P12"><text:s text:c="2"/>return 0; </text:p>
            <text:p text:style-name="P12">}</text:p>
          </table:table-cell>
          <table:table-cell table:style-name="Table1.B2" office:value-type="string">
            <text:p text:style-name="P14"><text:bookmark text:name="output-text"/>Hello!</text:p>
            <text:p text:style-name="Preformatted_20_Text">NO MESSAGE GIVEN</text:p>
            <text:p text:style-name="Preformatted_20_Text">Supercalifragilisticexpialidocious</text:p>
            <text:p text:style-name="Preformatted_20_Text">NO MESSAGE GIVEN</text:p>
            <text:p text:style-name="Preformatted_20_Text">NO MESSAGE GIVEN</text:p>
            <text:p text:style-name="P15">AND HIS NAME IS JOHN CENA</text:p>
            <text:p text:style-name="P15"/>
            <text:p text:style-name="P15"/>
            <text:p text:style-name="P16">Default works like it sounds: If the user does not supply an argument to pass through, the default value is used in the function.</text:p>
          </table:table-cell>
        </table:table-row>
      </table:table>
      <text:list xml:id="list233711170453543" text:continue-numbering="true" text:style-name="L1">
        <text:list-header>
          <text:p text:style-name="P17"/>
        </text:list-header>
        <text:list-item>
          <text:p text:style-name="P17">Explain the difference between a literal in C++ and a constant in C++.</text:p>
        </text:list-item>
      </text:list>
      <text:p text:style-name="P7"/>
      <text:p text:style-name="P2"><text:tab/><text:span text:style-name="T7">A literal in C++ is the value portion of an expression (e.g. 'A', 7, “hello”) whereas a constant is a <text:tab/>variable that does not change its value (e.g. </text:span><text:span text:style-name="T8">const int num</text:span><text:span text:style-name="T7">);</text:span></text:p>
      <text:p text:style-name="P2"/>
      <text:list xml:id="list233711160471603" text:continue-numbering="true" text:style-name="L1">
        <text:list-item>
          <text:p text:style-name="P17">Look at the following function prototypes. Reading from top to bottom, note and explain the ones that are considered syntactically invalid in C++.</text:p>
        </text:list-item>
      </text:list>
      <text:p text:style-name="P2"/>
      <text:p text:style-name="P5"><text:tab/>int addNums(int a, int b); <text:s text:c="15"/><text:span text:style-name="T6">// </text:span><text:span text:style-name="T13">valid</text:span></text:p>
      <text:p text:style-name="P5"><text:tab/>double addNums(double a = 2.0, double b); <text:span text:style-name="T6">// </text:span><text:span text:style-name="T13">invalid (default starts from right)</text:span></text:p>
      <text:p text:style-name="P5"><text:tab/>float addNums(float a, float b = 3.0); <text:s text:c="3"/><text:span text:style-name="T6">// </text:span><text:span text:style-name="T13">valid (proper overloading)</text:span></text:p>
      <text:p text:style-name="P5"><text:tab/>short addNums(short a = 3, short b = 6); <text:s/><text:span text:style-name="T6">// </text:span><text:span text:style-name="T14">valid</text:span></text:p>
      <text:p text:style-name="P5"><text:tab/>long addNums(int z, int c = 3); <text:s text:c="10"/><text:span text:style-name="T6">// </text:span><text:span text:style-name="T13">invalid (overload issue with first <text:tab/><text:tab/><text:tab/><text:tab/><text:tab/><text:tab/><text:tab/><text:tab/> <text:s text:c="2"/>// <text:s/>prototype as both have same param)</text:span></text:p>
      <text:p text:style-name="P2"/>
      <text:p text:style-name="P2"/>
      <text:p text:style-name="P2"/>
      <text:p text:style-name="P2"/>
      <text:p text:style-name="P2"/>
      <text:list xml:id="list233710354019042" text:continue-numbering="true" text:style-name="L1">
        <text:list-item>
          <text:p text:style-name="P17">What is the output of the following code segment?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ROGRAM</text:p>
          </table:table-cell>
          <table:table-cell table:style-name="Table2.B1" office:value-type="string">
            <text:p text:style-name="P13">OUTPUT</text:p>
          </table:table-cell>
        </table:table-row>
        <table:table-row>
          <table:table-cell table:style-name="Table2.A2" office:value-type="string">
            <text:p text:style-name="P12">int x = 3; </text:p>
            <text:p text:style-name="P12">int&amp; y = x; </text:p>
            <text:p text:style-name="P12">int z = y; </text:p>
            <text:p text:style-name="P12">cout &lt;&lt; x &lt;&lt; " " &lt;&lt; y &lt;&lt; " " &lt;&lt; z &lt;&lt; endl; </text:p>
            <text:p text:style-name="P12">y = 7; </text:p>
            <text:p text:style-name="P12">cout &lt;&lt; x &lt;&lt; " " &lt;&lt; y &lt;&lt; " " &lt;&lt; z &lt;&lt; endl;</text:p>
          </table:table-cell>
          <table:table-cell table:style-name="Table2.B2" office:value-type="string">
            <text:p text:style-name="P27"><text:bookmark text:name="output-text1"/>3 3 3</text:p>
            <text:p text:style-name="P28">7 7 3</text:p>
          </table:table-cell>
        </table:table-row>
      </table:table>
      <text:list xml:id="list233711158051899" text:continue-numbering="true" text:style-name="L1">
        <text:list-header>
          <text:p text:style-name="P17"/>
        </text:list-header>
      </text:list>
      <text:p text:style-name="P3"><text:soft-page-break/></text:p>
      <text:list xml:id="list233711199540914" text:continue-numbering="true" text:style-name="L1">
        <text:list-item>
          <text:p text:style-name="P19">Create a function that swaps two strings</text:p>
        </text:list-item>
      </text:list>
      <text:p text:style-name="P2"/>
      <text:p text:style-name="P8"><text:tab/><text:span text:style-name="T16">swap(string&amp; first, string&amp; second) {</text:span></text:p>
      <text:p text:style-name="P8"><text:tab/> <text:s/><text:span text:style-name="T17">string temp = first;</text:span></text:p>
      <text:p text:style-name="P9"><text:tab/> <text:s/><text:span text:style-name="T17">first = second;</text:span></text:p>
      <text:p text:style-name="P9"><text:tab/> <text:s/><text:span text:style-name="T17">second = temp;</text:span></text:p>
      <text:p text:style-name="P9"><text:tab/>}</text:p>
      <text:p text:style-name="P2"/>
      <text:list xml:id="list233709465988885" text:continue-numbering="true" text:style-name="L1">
        <text:list-item>
          <text:p text:style-name="P19">Note two reasons where by-reference would be considered useful. (<text:span text:style-name="T2">HINT</text:span><text:span text:style-name="T3">: Think about how by-value works, the const keyword, and the size of some datatypes).</text:span></text:p>
        </text:list-item>
      </text:list>
      <text:p text:style-name="P3"/>
      <text:p text:style-name="P4"><text:tab/><text:span text:style-name="T12">When you want a function to return more than one value (e.g. function called getSinAndCos).</text:span></text:p>
      <text:p text:style-name="P3"><text:tab/></text:p>
      <text:p text:style-name="P11"><text:tab/><text:span text:style-name="T18">When you want to send a large datatype into a function (since by-value copies the datatype, use <text:tab/></text:span><text:span text:style-name="T15">const</text:span><text:span text:style-name="T19"> and by-reference to send it through). Example of a large datatype would be a </text:span><text:span text:style-name="T21">vector</text:span><text:span text:style-name="T19"> of <text:tab/>10000 </text:span><text:span text:style-name="T22">vectors</text:span><text:span text:style-name="T19"> of </text:span><text:span text:style-name="T20">1000</text:span><text:span text:style-name="T19"> doubles, or later on classes and structures (which deal with OOP).</text:span></text:p>
      <text:p text:style-name="P3"/>
      <text:p text:style-name="P3"/>
      <text:list xml:id="list233709990825145" text:continue-numbering="true" text:style-name="L1">
        <text:list-item>
          <text:p text:style-name="P21">If you wanted to convert 26, a base-10 integer, to its base-2 (binary) representation, you would do something similar to the following:</text:p>
          <text:p text:style-name="P19"/>
          <text:p text:style-name="P22">26 / 2 = 13 R 0 </text:p>
          <text:p text:style-name="P22">13 / 2 = 6 <text:s/>R 1 </text:p>
          <text:p text:style-name="P22">6 <text:s/>/ 2 = 3 <text:s/>R 0 </text:p>
          <text:p text:style-name="P22">3 <text:s/>/ 2 = 1 <text:s/>R 1 </text:p>
          <text:p text:style-name="P22">1 <text:s/>/ 2 = 0 <text:s/>R 1</text:p>
          <text:p text:style-name="P23"/>
          <text:p text:style-name="P23">Which leads to: 26<text:span text:style-name="T5">10</text:span> = 11010<text:span text:style-name="T5">2</text:span> <text:s/>(you read the bits from bottom to top).</text:p>
          <text:p text:style-name="P20"/>
          <text:p text:style-name="P23">Using the above algorithm and the following incomplete code, create a function that takes in a base-10 integer and converts it to its binary representation.</text:p>
          <text:p text:style-name="P20"/>
          <text:p text:style-name="P24"><text:tab/><text:span text:style-name="T4">string convBaseTenToTwo(int num) </text:span></text:p>
          <text:p text:style-name="P25"><text:tab/>{ </text:p>
          <text:p text:style-name="P25"><text:tab/> <text:s/>string bit_string = ""; </text:p>
          <text:p text:style-name="P25"><text:s text:c="2"/><text:tab/> <text:s/><text:span text:style-name="T9">int quotient = num,</text:span></text:p>
          <text:p text:style-name="P26"><text:tab/> <text:s text:c="5"/><text:span text:style-name="T23">remainder = 0;</text:span></text:p>
          <text:p text:style-name="P26"/>
          <text:p text:style-name="P25"><text:tab/> <text:s/>while(<text:span text:style-name="T9">quotient != 0</text:span>) </text:p>
          <text:p text:style-name="P25"><text:s text:c="2"/><text:tab/> <text:s/>{ </text:p>
          <text:p text:style-name="P25"><text:s text:c="5"/><text:tab/> <text:s text:c="3"/><text:span text:style-name="T11">remainder = quotient % 2;</text:span></text:p>
        </text:list-item>
      </text:list>
      <text:p text:style-name="P10"><text:tab/><text:tab/> <text:s text:c="3"/><text:span text:style-name="T24">quotient = quotient / 2;</text:span></text:p>
      <text:p text:style-name="P6"><text:tab/><text:tab/> <text:s text:c="3"/></text:p>
      <text:list xml:id="list233710990945813" text:continue-numbering="true" text:style-name="L1">
        <text:list-header>
          <text:p text:style-name="P25"><text:tab/> <text:s text:c="3"/>// insert to front of bit_string </text:p>
          <text:p text:style-name="P25"><text:tab/> <text:s text:c="3"/>bit_string.insert(0, to_string(<text:span text:style-name="T10">remainder</text:span>)); </text:p>
          <text:p text:style-name="P25"><text:tab/> <text:s/>} </text:p>
          <text:p text:style-name="P25"/>
          <text:list>
            <text:list-item>
              <text:list>
                <text:list-header>
                  <text:p text:style-name="P25"><text:s text:c="2"/><text:span text:style-name="T10">return bit_string;</text:span></text:p>
                </text:list-header>
              </text:list>
            </text:list-item>
          </text:list>
          <text:p text:style-name="P25"><text:span text:style-name="T6"><text:tab/></text:span>}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0026" officeooo:paragraph-rsid="00110026"/>
    </style:style>
    <style:style style:name="MT1" style:family="text">
      <style:text-properties officeooo:rsid="0017a8b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CS 121 – Week 5 Worksheet – Bunch of <text:span text:style-name="MT1">Programming Stuff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Greene</meta:initial-creator>
    <meta:creation-date>2015-09-21T19:26:53.316274601</meta:creation-date>
    <dc:date>2015-09-21T23:37:09.149027577</dc:date>
    <dc:creator>Joseph Greene</dc:creator>
    <meta:editing-duration>PT55M6S</meta:editing-duration>
    <meta:editing-cycles>42</meta:editing-cycles>
    <meta:generator>LibreOffice/4.2.8.2$Linux_X86_64 LibreOffice_project/420m0$Build-2</meta:generator>
    <meta:document-statistic meta:table-count="2" meta:image-count="0" meta:object-count="0" meta:page-count="2" meta:paragraph-count="82" meta:word-count="549" meta:character-count="3140" meta:non-whitespace-character-count="2484"/>
  </office:meta>
</office:document-meta>
</file>